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F" svg:font-family="" style:font-family-generic="roman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Jamrul" svg:font-family="Jamrul" style:font-pitch="variable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16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7.14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35.74mm"/>
    </style:style>
    <style:style style:name="co6" style:family="table-column">
      <style:table-column-properties fo:break-before="auto" style:column-width="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5.86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use-window-font-color="true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font-name="Abyssinica SIL"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0.06pt solid #000000" fo:border-right="none" fo:border-top="none" style:vertical-align="top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 style:vertical-align="top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  <style:text-properties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Abyssinica SIL" fo:font-size="14pt" style:font-size-asian="14pt" style:font-size-complex="14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none" style:country-asian="none" style:font-style-asian="normal" style:font-weight-asian="bold" style:font-name-complex="Lohit Devanaga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none" style:country-asian="none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none" style:country-asian="none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none" style:country-asian="none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color="#000000" style:text-outline="false" style:text-line-through-style="none" style:text-line-through-type="none" style:font-name="Abyssinica SI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none" style:country-asian="none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font-name="Abyssinica SIL" fo:font-size="14pt" style:font-size-asian="14pt" style:font-size-complex="14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byssinica SIL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hi" style:country-asian="IN" style:font-style-asian="normal" style:font-weight-asian="normal" style:font-name-complex="Lohit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byssinica SIL" fo:font-size="14pt" style:font-size-asian="14pt" style:font-size-complex="14pt"/>
    </style:style>
    <style:style style:name="ce26" style:family="table-cell" style:parent-style-name="Default">
      <style:table-cell-properties style:vertical-align="top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byssinica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hi" style:country-asian="IN" style:language-complex="none" style:country-complex="none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4pt" style:font-name-complex="Lohit Devanagari" style:language-complex="none" style:country-complex="none" fo:language="de" fo:country="DE" fo:text-shadow="none" fo:font-style="normal" style:text-underline-style="none" style:text-underline-color="font-color" fo:font-size="14pt" fo:color="#000000" style:font-size-asian="14pt" style:font-name="Abyssinica SIL" fo:font-weight="normal" style:text-line-through-type="none" style:text-outline="false" style:text-line-through-mode="continuous" style:language-asian="hi" style:country-asian="I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fo:color="#000000" style:font-name="Droid Sans Mono;monospace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hi" style:country-asian="IN" style:language-complex="none" style:country-complex="none" style:font-name-asian="Noto Sans CJK SC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1"/>
        <table:table-column table:style-name="co7" table:default-cell-style-name="ce25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Buch Tittel</text:p>
          </table:table-cell>
          <table:table-cell table:style-name="ce7" office:value-type="string" calcext:value-type="string">
            <text:p>Band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Bände</text:p>
          </table:table-cell>
          <table:table-cell table:style-name="ce14" office:value-type="string" calcext:value-type="string">
            <text:p>Ende</text:p>
          </table:table-cell>
          <table:table-cell table:style-name="ce20" office:value-type="string" calcext:value-type="string">
            <text:p>Neuerscheinung</text:p>
          </table:table-cell>
          <table:table-cell table:style-name="ce22" office:value-type="string" calcext:value-type="string">
            <text:p>Liste</text:p>
            <text:p/>
          </table:table-cell>
          <table:table-cell table:style-name="ce26" table:number-columns-repeated="1017"/>
        </table:table-row>
        <table:table-row table:style-name="ro2">
          <table:table-cell office:value-type="string" calcext:value-type="string">
            <text:p>Yellow/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:.AMI2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:.AMI3]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XX me!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Gemischt</text:p>
            <text:p/>
          </table:table-cell>
          <table:table-cell table:number-columns-repeated="1016"/>
          <table:table-cell table:formula="of:=SUM([.A4:.AMI4])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When Amber shines in Neon Ligh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<text:span text:style-name="T1">Freunde</text:span></text:p>
            <text:p/>
          </table:table-cell>
          <table:table-cell table:number-columns-repeated="1016"/>
          <table:table-cell table:formula="of:=SUM([.A5:.AMI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irgin Crisi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:.AMI6]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Verliebt in Akihabar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Freunde</text:p>
            <text:p/>
          </table:table-cell>
          <table:table-cell table:number-columns-repeated="1016"/>
          <table:table-cell table:formula="of:=SUM([.A7:.AMI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mpiere Kisses Relative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:.AMI8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Train * Train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:.AMI9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The Ones Within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:.AMI10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The Lady and her Demon Butte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:.AMI11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The Dreming 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:.AMI12])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The Demon Princ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:.AMI13])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string" calcext:value-type="string">
            <text:p>Taranta Rant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:.AMI14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per Darling!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5:.AMI15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mmer rain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6:.AMI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iren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7:.AMI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ger Sol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8:.AMI18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trange Storis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9:.AMI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dust Wink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0:.AMI20])"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otlight Lov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Freunde</text:p>
            <text:p/>
          </table:table-cell>
          <table:table-cell table:number-columns-repeated="1016"/>
          <table:table-cell table:formula="of:=SUM([.A21:.AMI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kull Part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2:.AMI22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hinshi Doumei 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3:.AMI23])"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string" calcext:value-type="string">
            <text:p>Shinobi Quarte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4:.AMI24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ecret Servic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5:.AMI25]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ecret Contrac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6:.AMI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hatten Ari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7:.AMI27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amurar Driv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8:.AMI28])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string" calcext:value-type="string">
            <text:p>Rosario * Vampiere Season II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3" calcext:value-type="float">
            <text:p>13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29:.AMI29])" office:value-type="float" office:value="14" calcext:value-type="float">
            <text:p>14</text:p>
          </table:table-cell>
        </table:table-row>
        <table:table-row table:style-name="ro3">
          <table:table-cell table:style-name="ce4" office:value-type="string" calcext:value-type="string">
            <text:p>RL + Rhesus Positiv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0:.AMI30])" office:value-type="float" office:value="5" calcext:value-type="float">
            <text:p>5</text:p>
          </table:table-cell>
        </table:table-row>
        <table:table-row table:style-name="ro5">
          <table:table-cell table:style-name="ce3" office:value-type="string" calcext:value-type="string">
            <text:p>Requiem of the Rose King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/>
          <table:table-cell table:style-name="ce23" office:value-type="string" calcext:value-type="string">
            <text:p><text:span text:style-name="T2">Bibliothek</text:span></text:p>
            <text:p><text:span text:style-name="T3"/></text:p>
            <text:p/>
          </table:table-cell>
          <table:table-cell table:number-columns-repeated="1016"/>
          <table:table-cell table:formula="of:=SUM([.A31:.AMI31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ogramm: 100% Lieb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2:.AMI32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Prinzessin Sakur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3:.AMI33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iraz Gesucht!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4:.AMI34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Perfect Wol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5:.AMI35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Paranomal High Schoo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6:.AMI36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radox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7:.AMI37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Otome 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8:.AMI38])" office:value-type="float" office:value="23" calcext:value-type="float">
            <text:p>23</text:p>
          </table:table-cell>
        </table:table-row>
        <table:table-row table:style-name="ro3">
          <table:table-cell table:style-name="ce3" office:value-type="string" calcext:value-type="string">
            <text:p>Otom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39:.AMI39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range Lipstick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0:.AMI4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the Ring Finger Knows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1:.AMI41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Oni Kare</text:p>
          </table:table-cell>
          <table:table-cell table:style-name="ce9" office:value-type="string" calcext:value-type="string">
            <text:p>O</text:p>
          </table:table-cell>
          <table:table-cell table:style-name="ce13"/>
          <table:table-cell table:style-name="ce15"/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2:.AMI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O. 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3:.AMI43])" office:value-type="float" office:value="10" calcext:value-type="float">
            <text:p>10</text:p>
          </table:table-cell>
        </table:table-row>
        <table:table-row table:style-name="ro4">
          <table:table-cell table:style-name="ce5" office:value-type="string" calcext:value-type="string">
            <text:p>Neunzehn, ein und zwanzi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/</text:p>
          </table:table-cell>
          <table:table-cell table:style-name="ce17" office:value-type="float" office:value="2" calcext:value-type="float">
            <text:p>2</text:p>
          </table:table-cell>
          <table:table-cell table:style-name="ce19"/>
          <table:table-cell/>
          <table:table-cell table:style-name="ce24" office:value-type="string" calcext:value-type="string">
            <text:p>Bibliothek</text:p>
          </table:table-cell>
          <table:table-cell table:number-columns-repeated="1016"/>
          <table:table-cell table:formula="of:=SUM([.A44:.AMI44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Nah bei dir 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/>
          <table:table-cell table:style-name="ce18" office:value-type="float" office:value="25" calcext:value-type="float">
            <text:p>25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5:.AMI45])"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Nachts auf dem Schulhof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6:.AMI4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usouka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7:.AMI47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onster Sou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8:.AMI48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Miyako auf den Schwingen der Zei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49:.AMI49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Mit dir bis ans Ende der Wel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0:.AMI50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Miracles of Lov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1:.AMI51])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Miniature Garden of Twindl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/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2:.AMI52])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Mimic Royal Princes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3:.AMI53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idoriś Dayś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4:.AMI54])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string" calcext:value-type="string">
            <text:p>Merry Nightmar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/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5:.AMI5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in Lover ist ein Monst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6:.AMI56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ehr als ein Geheimnis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7:.AMI5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tini for two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8:.AMI5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id Boy 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59:.AMI59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ädchen Herz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0:.AMI60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Lovely Note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1:.AMI61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Love Strange!!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2:.AMI62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Lost Ange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3:.AMI6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p Flip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4:.AMI64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ebes Skizzen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<text:span text:style-name="T1">Freunde</text:span></text:p>
            <text:p/>
          </table:table-cell>
          <table:table-cell table:number-columns-repeated="1016"/>
          <table:table-cell table:formula="of:=SUM([.A65:.AMI6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be deine Lieb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6:.AMI66])" office:value-type="float" office:value="15" calcext:value-type="float">
            <text:p>15</text:p>
          </table:table-cell>
        </table:table-row>
        <table:table-row table:style-name="ro3">
          <table:table-cell table:style-name="ce4" office:value-type="string" calcext:value-type="string">
            <text:p>Last Gam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6" office:value-type="float" office:value="11" calcext:value-type="float">
            <text:p>11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7:.AMI67])"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string" calcext:value-type="string">
            <text:p>Last Exit Lov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8:.AMI68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Kyoko Karasuma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/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69:.AMI6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leiner Schmetterling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0:.AMI70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Kiss of Ros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1:.AMI71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iss and Regre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2:.AMI72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Kamisama Kis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3:.AMI73])" office:value-type="float" office:value="31" calcext:value-type="float">
            <text:p>31</text:p>
          </table:table-cell>
        </table:table-row>
        <table:table-row table:style-name="ro6">
          <table:table-cell table:style-name="ce3" office:value-type="string" calcext:value-type="string">
            <text:p>Kagerou Daz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/>
          <table:table-cell table:style-name="ce18"/>
          <table:table-cell/>
          <table:table-cell table:style-name="ce24"/>
          <table:table-cell table:number-columns-repeated="1016"/>
          <table:table-cell table:formula="of:=SUM([.A74:.AMI7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 the End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5:.AMI75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Ich bin eine Spinne na und !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6:.AMI76])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Holiday</text:p>
          </table:table-cell>
          <table:table-cell table:style-name="ce9" office:value-type="string" calcext:value-type="string">
            <text:p>O</text:p>
          </table:table-cell>
          <table:table-cell table:style-name="ce13"/>
          <table:table-cell table:style-name="ce15"/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7:.AMI77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Hiyoki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8:.AMI78])"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string" calcext:value-type="string">
            <text:p>Highschool Lov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79:.AMI79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Heś my Vampir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0:.AMI80])" office:value-type="float" office:value="11" calcext:value-type="float">
            <text:p>11</text:p>
          </table:table-cell>
        </table:table-row>
        <table:table-row table:style-name="ro4">
          <table:table-cell table:style-name="ce3" office:value-type="string" calcext:value-type="string">
            <text:p>Henger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4" office:value-type="string" calcext:value-type="string">
            <text:p>Freunden</text:p>
          </table:table-cell>
          <table:table-cell table:number-columns-repeated="1016"/>
          <table:table-cell table:formula="of:=SUM([.A81:.AMI81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2:.AMI8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ib mir Liebe!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3:.AMI83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efangene Hertze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4:.AMI84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ullmoon wosagashi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5:.AMI85])" office:value-type="float" office:value="8" calcext:value-type="float">
            <text:p>8</text:p>
          </table:table-cell>
        </table:table-row>
        <table:table-row table:style-name="ro7">
          <table:table-cell table:style-name="ce3" office:value-type="string" calcext:value-type="string">
            <text:p>Fier Punch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<text:span text:style-name="T3">Freunde</text:span></text:p>
            <text:p/>
          </table:table-cell>
          <table:table-cell table:number-columns-repeated="1016"/>
          <table:table-cell table:formula="of:=SUM([.A86:.AMI86])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Fessel das Verrat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7:.AMI87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eed me Poison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8:.AMI88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Evening Twiligh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89:.AMI89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ENT.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0:.AMI90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ectric Hands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1:.AMI9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infach nur S und Abselut M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2:.AMI92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Ein wirklich schlimmer Sommer</text:p>
          </table:table-cell>
          <table:table-cell table:style-name="ce9" office:value-type="string" calcext:value-type="string">
            <text:p>O</text:p>
          </table:table-cell>
          <table:table-cell table:style-name="ce13"/>
          <table:table-cell table:style-name="ce15"/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3:.AMI93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Drem Kis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4:.AMI94])" office:value-type="float" office:value="5" calcext:value-type="float">
            <text:p>5</text:p>
          </table:table-cell>
        </table:table-row>
        <table:table-row table:style-name="ro7">
          <table:table-cell table:style-name="ce3" office:value-type="string" calcext:value-type="string">
            <text:p>Die Tanaki-Prinzessin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/>
          <table:table-cell table:style-name="ce23" office:value-type="string" calcext:value-type="string">
            <text:p><text:span text:style-name="T3">Bibliothek</text:span></text:p>
            <text:p/>
          </table:table-cell>
          <table:table-cell table:number-columns-repeated="1016"/>
          <table:table-cell table:formula="of:=SUM([.A95:.AMI95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Die rotharrige Schneeprinzessin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-8.15" calcext:value-type="float">
            <text:p>-8.15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6:.AMI96])" office:value-type="float" office:value="2.85" calcext:value-type="float">
            <text:p>2.85</text:p>
          </table:table-cell>
        </table:table-row>
        <table:table-row table:style-name="ro3">
          <table:table-cell office:value-type="string" calcext:value-type="string">
            <text:p>Die Fuchshochze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7:.AMI97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Devil and Realis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2" calcext:value-type="float">
            <text:p>1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8:.AMI98])"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string" calcext:value-type="string">
            <text:p>Devil * Rock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99:.AMI99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efense Deyi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0:.AMI100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utex Gu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1:.AMI101])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Crazy Little Caetu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2:.AMI102])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Citrus 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3:.AMI103])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string" calcext:value-type="string">
            <text:p>Ciel 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4:.AMI104])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hrom Break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5:.AMI105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heeky Vampir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6:.AMI106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heaky Vampire airmai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7:.AMI107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Can you hear me ?</text:p>
          </table:table-cell>
          <table:table-cell table:style-name="ce9" office:value-type="string" calcext:value-type="string">
            <text:p>O</text:p>
          </table:table-cell>
          <table:table-cell table:style-name="ce13"/>
          <table:table-cell table:style-name="ce15"/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8:.AMI10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e‘ Acheron 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09:.AMI109])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Buddy Go!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0:.AMI110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üten im Sand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1:.AMI1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lumen der Lieb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2:.AMI1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loody magic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3:.AMI1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lood Hound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4:.AMI114])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Bleach 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36" calcext:value-type="float">
            <text:p>36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5:.AMI115])"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Bilder der Lieb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6:.AMI1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st Selection 2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7:.AMI1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st Ending?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18:.AMI118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ast Boy Frind 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Gemischt</text:p>
            <text:p/>
          </table:table-cell>
          <table:table-cell table:number-columns-repeated="1016"/>
          <table:table-cell table:formula="of:=SUM([.A119:.AMI119])"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string" calcext:value-type="string">
            <text:p>Ballerina Star</text:p>
          </table:table-cell>
          <table:table-cell table:style-name="ce9" office:value-type="string" calcext:value-type="string">
            <text:p>O</text:p>
          </table:table-cell>
          <table:table-cell table:style-name="ce13"/>
          <table:table-cell table:style-name="ce15"/>
          <table:table-cell table:style-name="ce18"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0:.AMI1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lles nurdeine Schuld! -Narben-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1:.AMI121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lles nur deine Schuld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2:.AMI122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i startet durch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3:.AMI1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fter School Nightmai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4:.AMI124])"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string" calcext:value-type="string">
            <text:p>ADEKAN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5:.AMI125])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string" calcext:value-type="string">
            <text:p>Ab sofort Dämonenkönig!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1" calcext:value-type="float">
            <text:p>11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6:.AMI126])"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string" calcext:value-type="string">
            <text:p>A Silet Voice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7:.AMI127])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07 – Ghos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8:.AMI128])" office:value-type="float" office:value="11" calcext:value-type="float">
            <text:p>11</text:p>
          </table:table-cell>
        </table:table-row>
        <table:table-row table:style-name="ro3">
          <table:table-cell table:number-columns-repeated="2"/>
          <table:table-cell table:style-name="ce12"/>
          <table:table-cell table:number-columns-repeated="3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29:.AMI129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0:.AMI130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1:.AMI131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2:.AMI132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3:.AMI133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4:.AMI134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5:.AMI135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6:.AMI136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7:.AMI137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8:.AMI138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39:.AMI139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0:.AMI140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1:.AMI141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2:.AMI142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3:.AMI143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4:.AMI144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5:.AMI145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6:.AMI146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7:.AMI147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8:.AMI148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49:.AMI149])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ce23" office:value-type="string" calcext:value-type="string">
            <text:p>Bibliothek</text:p>
            <text:p/>
          </table:table-cell>
          <table:table-cell table:number-columns-repeated="1016"/>
          <table:table-cell table:formula="of:=SUM([.A150:.AMI150])" office:value-type="float" office:value="0" calcext:value-type="float">
            <text:p>0</text:p>
          </table:table-cell>
        </table:table-row>
        <table:table-row table:style-name="ro6">
          <table:table-cell/>
          <table:table-cell table:formula="of:=SUM([.B2:.B150])" office:value-type="float" office:value="103" calcext:value-type="float">
            <text:p>103</text:p>
          </table:table-cell>
          <table:table-cell table:formula="of:=SUM([.C2:.C150])" office:value-type="float" office:value="0" calcext:value-type="float">
            <text:p>0</text:p>
          </table:table-cell>
          <table:table-cell table:formula="of:=SUM([.D2:.D150])" office:value-type="float" office:value="510" calcext:value-type="float">
            <text:p>510</text:p>
          </table:table-cell>
          <table:table-cell table:formula="of:=SUM([.E2:.E150])" office:value-type="float" office:value="85.85" calcext:value-type="float">
            <text:p>85.85</text:p>
          </table:table-cell>
          <table:table-cell/>
          <table:table-cell table:formula="of:=SUM([.G2:.G150])" office:value-type="float" office:value="0" calcext:value-type="float">
            <text:p>0</text:p>
          </table:table-cell>
          <table:table-cell table:number-columns-repeated="1016"/>
          <table:table-cell table:formula="of:=SUM([.AMJ2:.AMJ150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1:.B151])" office:value-type="float" office:value="103" calcext:value-type="float">
            <text:p>103</text:p>
          </table:table-cell>
          <table:table-cell table:formula="of:=SUM([.C151:.C151])" office:value-type="float" office:value="0" calcext:value-type="float">
            <text:p>0</text:p>
          </table:table-cell>
          <table:table-cell table:formula="of:=SUM([.D151:.D151])" office:value-type="float" office:value="510" calcext:value-type="float">
            <text:p>510</text:p>
          </table:table-cell>
          <table:table-cell table:formula="of:=SUM([.E151:.E151])" office:value-type="float" office:value="85.85" calcext:value-type="float">
            <text:p>85.85</text:p>
          </table:table-cell>
          <table:table-cell/>
          <table:table-cell table:formula="of:=SUM([.G151:.G151])" office:value-type="float" office:value="0" calcext:value-type="float">
            <text:p>0</text:p>
          </table:table-cell>
          <table:table-cell table:number-columns-repeated="1016"/>
          <table:table-cell table:formula="of:=SUM([.AMJ151:.AMJ151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2:.B152])" office:value-type="float" office:value="103" calcext:value-type="float">
            <text:p>103</text:p>
          </table:table-cell>
          <table:table-cell table:formula="of:=SUM([.C152:.C152])" office:value-type="float" office:value="0" calcext:value-type="float">
            <text:p>0</text:p>
          </table:table-cell>
          <table:table-cell table:formula="of:=SUM([.D152:.D152])" office:value-type="float" office:value="510" calcext:value-type="float">
            <text:p>510</text:p>
          </table:table-cell>
          <table:table-cell table:formula="of:=SUM([.E152:.E152])" office:value-type="float" office:value="85.85" calcext:value-type="float">
            <text:p>85.85</text:p>
          </table:table-cell>
          <table:table-cell/>
          <table:table-cell table:formula="of:=SUM([.G152:.G152])" office:value-type="float" office:value="0" calcext:value-type="float">
            <text:p>0</text:p>
          </table:table-cell>
          <table:table-cell table:number-columns-repeated="1016"/>
          <table:table-cell table:formula="of:=SUM([.AMJ152:.AMJ152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3:.B153])" office:value-type="float" office:value="103" calcext:value-type="float">
            <text:p>103</text:p>
          </table:table-cell>
          <table:table-cell table:formula="of:=SUM([.C153:.C153])" office:value-type="float" office:value="0" calcext:value-type="float">
            <text:p>0</text:p>
          </table:table-cell>
          <table:table-cell table:formula="of:=SUM([.D153:.D153])" office:value-type="float" office:value="510" calcext:value-type="float">
            <text:p>510</text:p>
          </table:table-cell>
          <table:table-cell table:formula="of:=SUM([.E153:.E153])" office:value-type="float" office:value="85.85" calcext:value-type="float">
            <text:p>85.85</text:p>
          </table:table-cell>
          <table:table-cell/>
          <table:table-cell table:formula="of:=SUM([.G153:.G153])" office:value-type="float" office:value="0" calcext:value-type="float">
            <text:p>0</text:p>
          </table:table-cell>
          <table:table-cell table:number-columns-repeated="1016"/>
          <table:table-cell table:formula="of:=SUM([.AMJ153:.AMJ153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4:.B154])" office:value-type="float" office:value="103" calcext:value-type="float">
            <text:p>103</text:p>
          </table:table-cell>
          <table:table-cell table:formula="of:=SUM([.C154:.C154])" office:value-type="float" office:value="0" calcext:value-type="float">
            <text:p>0</text:p>
          </table:table-cell>
          <table:table-cell table:formula="of:=SUM([.D154:.D154])" office:value-type="float" office:value="510" calcext:value-type="float">
            <text:p>510</text:p>
          </table:table-cell>
          <table:table-cell table:formula="of:=SUM([.E154:.E154])" office:value-type="float" office:value="85.85" calcext:value-type="float">
            <text:p>85.85</text:p>
          </table:table-cell>
          <table:table-cell/>
          <table:table-cell table:formula="of:=SUM([.G154:.G154])" office:value-type="float" office:value="0" calcext:value-type="float">
            <text:p>0</text:p>
          </table:table-cell>
          <table:table-cell table:number-columns-repeated="1016"/>
          <table:table-cell table:formula="of:=SUM([.AMJ154:.AMJ154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5:.B155])" office:value-type="float" office:value="103" calcext:value-type="float">
            <text:p>103</text:p>
          </table:table-cell>
          <table:table-cell table:formula="of:=SUM([.C155:.C155])" office:value-type="float" office:value="0" calcext:value-type="float">
            <text:p>0</text:p>
          </table:table-cell>
          <table:table-cell table:formula="of:=SUM([.D155:.D155])" office:value-type="float" office:value="510" calcext:value-type="float">
            <text:p>510</text:p>
          </table:table-cell>
          <table:table-cell table:formula="of:=SUM([.E155:.E155])" office:value-type="float" office:value="85.85" calcext:value-type="float">
            <text:p>85.85</text:p>
          </table:table-cell>
          <table:table-cell/>
          <table:table-cell table:formula="of:=SUM([.G155:.G155])" office:value-type="float" office:value="0" calcext:value-type="float">
            <text:p>0</text:p>
          </table:table-cell>
          <table:table-cell table:number-columns-repeated="1016"/>
          <table:table-cell table:formula="of:=SUM([.AMJ155:.AMJ155])" office:value-type="float" office:value="698.85" calcext:value-type="float">
            <text:p>698.85</text:p>
          </table:table-cell>
        </table:table-row>
        <table:table-row table:style-name="ro6">
          <table:table-cell/>
          <table:table-cell table:formula="of:=SUM([.B156:.B156])" office:value-type="float" office:value="103" calcext:value-type="float">
            <text:p>103</text:p>
          </table:table-cell>
          <table:table-cell table:formula="of:=SUM([.C156:.C156])" office:value-type="float" office:value="0" calcext:value-type="float">
            <text:p>0</text:p>
          </table:table-cell>
          <table:table-cell table:formula="of:=SUM([.D156:.D156])" office:value-type="float" office:value="510" calcext:value-type="float">
            <text:p>510</text:p>
          </table:table-cell>
          <table:table-cell table:formula="of:=SUM([.E156:.E156])" office:value-type="float" office:value="85.85" calcext:value-type="float">
            <text:p>85.85</text:p>
          </table:table-cell>
          <table:table-cell/>
          <table:table-cell table:formula="of:=SUM([.G156:.G156])" office:value-type="float" office:value="0" calcext:value-type="float">
            <text:p>0</text:p>
          </table:table-cell>
          <table:table-cell table:number-columns-repeated="1017"/>
        </table:table-row>
        <table:table-row table:style-name="ro6" table:number-rows-repeated="10484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F" svg:font-family="" style:font-family-generic="roman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Jamrul" svg:font-family="Jamrul" style:font-pitch="variable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40:33.872057196</meta:creation-date>
    <dc:date>2019-12-21T00:31:46.011063529</dc:date>
    <meta:editing-duration>PT35M25S</meta:editing-duration>
    <meta:editing-cycles>4</meta:editing-cycles>
    <meta:generator>LibreOffice/6.0.7.3$Linux_X86_64 LibreOffice_project/00m0$Build-3</meta:generator>
    <meta:document-statistic meta:table-count="1" meta:cell-count="856" meta:object-count="0"/>
  </office:meta>
</office:document-meta>
</file>